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ahoma1" svg:font-family="Tahoma"/>
    <style:font-face style:name="AlArabiya" svg:font-family="AlArabiya" style:font-pitch="variable"/>
    <style:font-face style:name="AlMateen" svg:font-family="AlMatee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6.999cm" table:align="margins"/>
    </style:style>
    <style:style style:name="Tabela1.A" style:family="table-column">
      <style:table-column-properties style:column-width="9.548cm" style:rel-column-width="36810*"/>
    </style:style>
    <style:style style:name="Tabela1.B" style:family="table-column">
      <style:table-column-properties style:column-width="7.451cm" style:rel-column-width="28725*"/>
    </style:style>
    <style:style style:name="P1" style:family="paragraph" style:parent-style-name="Standard">
      <style:paragraph-properties fo:text-align="center" style:justify-single-word="false"/>
      <style:text-properties style:font-name="AlArabiya"/>
    </style:style>
    <style:style style:name="P2" style:family="paragraph" style:parent-style-name="Standard">
      <style:paragraph-properties fo:text-align="center" style:justify-single-word="false"/>
      <style:text-properties style:font-name="AlArabiya" fo:font-size="14pt" style:font-size-asian="14pt" style:font-size-complex="14pt"/>
    </style:style>
    <style:style style:name="P3" style:family="paragraph" style:parent-style-name="Standard">
      <style:paragraph-properties fo:line-height="150%" fo:text-align="justify" style:justify-single-word="false"/>
      <style:text-properties fo:font-size="11pt" style:font-size-asian="11pt" style:font-size-complex="11pt"/>
    </style:style>
    <style:style style:name="P4" style:family="paragraph" style:parent-style-name="Standard">
      <style:paragraph-properties fo:margin-left="8.269cm" fo:margin-right="0cm" fo:text-indent="0cm" style:auto-text-indent="false"/>
    </style:style>
    <style:style style:name="P5" style:family="paragraph" style:parent-style-name="Standard">
      <style:paragraph-properties fo:margin-left="0.635cm" fo:margin-right="0cm" fo:margin-top="0.212cm" fo:margin-bottom="0cm" fo:text-align="center" style:justify-single-word="false" fo:text-indent="-0.635cm" style:auto-text-indent="false"/>
      <style:text-properties style:font-name="AlArabiya" fo:font-size="18pt" style:font-size-asian="18pt" style:font-size-complex="18pt"/>
    </style:style>
    <style:style style:name="P6" style:family="paragraph" style:parent-style-name="Table_20_Contents">
      <style:text-properties fo:font-size="11pt" style:font-size-asian="11pt" style:font-size-complex="11pt"/>
    </style:style>
    <style:style style:name="P7" style:family="paragraph" style:parent-style-name="Table_20_Contents">
      <style:paragraph-properties fo:text-align="end" style:justify-single-word="false"/>
      <style:text-properties fo:font-size="11pt" style:font-size-asian="11pt" style:font-size-complex="11pt"/>
    </style:style>
    <style:style style:name="P8" style:family="paragraph" style:parent-style-name="Table_20_Contents">
      <style:paragraph-properties fo:text-align="start" style:justify-single-word="false"/>
      <style:text-properties fo:font-size="11pt" style:font-size-asian="11pt" style:font-size-complex="11pt"/>
    </style:style>
    <style:style style:name="P9" style:family="paragraph" style:parent-style-name="Table_20_Contents">
      <style:paragraph-properties fo:line-height="150%" fo:text-align="justify" style:justify-single-word="false"/>
      <style:text-properties fo:font-size="11pt" style:font-size-asian="11pt" style:font-size-complex="11pt"/>
    </style:style>
    <style:style style:name="P10" style:family="paragraph" style:parent-style-name="Table_20_Contents">
      <style:paragraph-properties fo:line-height="150%" fo:text-align="justify" style:justify-single-word="false">
        <style:tab-stops>
          <style:tab-stop style:position="0cm"/>
        </style:tab-stops>
      </style:paragraph-properties>
      <style:text-properties fo:font-size="11pt" style:font-size-asian="11pt" style:font-size-complex="11pt"/>
    </style:style>
    <style:style style:name="P11" style:family="paragraph" style:parent-style-name="Table_20_Contents">
      <style:paragraph-properties fo:text-align="center" style:justify-single-word="false"/>
      <style:text-properties fo:font-size="11pt" style:font-size-asian="11pt" style:font-size-complex="11pt"/>
    </style:style>
    <style:style style:name="P12" style:family="paragraph" style:parent-style-name="Table_20_Contents">
      <style:paragraph-properties fo:line-height="150%" fo:text-align="justify" style:justify-single-word="false"/>
    </style:style>
    <style:style style:name="P13" style:family="paragraph" style:parent-style-name="Table_20_Contents">
      <style:paragraph-properties fo:line-height="150%" fo:text-align="justify" style:justify-single-word="false"/>
      <style:text-properties style:font-name="Times New Roman" fo:font-size="11pt" style:font-size-asian="11pt" style:font-size-complex="11pt"/>
    </style:style>
    <style:style style:name="P14" style:family="paragraph" style:parent-style-name="Table_20_Contents">
      <style:paragraph-properties fo:line-height="150%" fo:text-align="justify" style:justify-single-word="false" style:shadow="none"/>
      <style:text-properties fo:font-size="11pt" style:font-size-asian="11pt" style:font-size-complex="11pt"/>
    </style:style>
    <style:style style:name="P15" style:family="paragraph" style:parent-style-name="Table_20_Contents" style:list-style-name="L1">
      <style:paragraph-properties fo:margin-left="0.617cm" fo:margin-right="0cm" fo:line-height="150%" fo:text-align="start" style:justify-single-word="false" fo:text-indent="-0.635cm" style:auto-text-indent="false">
        <style:tab-stops/>
      </style:paragraph-properties>
      <style:text-properties style:font-name="AlMateen" fo:font-size="12pt" style:font-size-asian="12pt" style:font-size-complex="12pt"/>
    </style:style>
    <style:style style:name="P16" style:family="paragraph" style:parent-style-name="Table_20_Contents" style:list-style-name="L1">
      <style:paragraph-properties fo:margin-left="0.64cm" fo:margin-right="0cm" fo:line-height="150%" fo:text-align="start" style:justify-single-word="false" fo:text-indent="-0.635cm" style:auto-text-indent="false">
        <style:tab-stops/>
      </style:paragraph-properties>
      <style:text-properties style:font-name="AlMateen" fo:font-size="12pt" style:font-size-asian="12pt" style:font-size-complex="12pt"/>
    </style:style>
    <style:style style:name="P17" style:family="paragraph" style:parent-style-name="Table_20_Contents" style:list-style-name="L1">
      <style:paragraph-properties fo:margin-left="0.64cm" fo:margin-right="0cm" fo:line-height="150%" fo:text-align="start" style:justify-single-word="false" fo:text-indent="-0.635cm" style:auto-text-indent="false" style:shadow="none">
        <style:tab-stops/>
      </style:paragraph-properties>
      <style:text-properties style:font-name="AlMateen" fo:font-size="12pt" style:font-size-asian="12pt" style:font-size-complex="12pt"/>
    </style:style>
    <style:style style:name="P18" style:family="paragraph" style:parent-style-name="Table_20_Contents" style:list-style-name="L1">
      <style:paragraph-properties fo:margin-left="0.005cm" fo:margin-right="0cm" fo:line-height="150%" fo:text-align="justify" style:justify-single-word="false" fo:text-indent="0cm" style:auto-text-indent="false">
        <style:tab-stops/>
      </style:paragraph-properties>
      <style:text-properties style:font-name="Times New Roman" fo:font-size="11pt" style:font-size-asian="9.60000038146973pt" style:font-size-complex="11pt"/>
    </style:style>
    <style:style style:name="P19" style:family="paragraph" style:parent-style-name="Table_20_Contents" style:list-style-name="L1">
      <style:paragraph-properties fo:margin-left="0.005cm" fo:margin-right="0cm" fo:line-height="150%" fo:text-align="justify" style:justify-single-word="false" fo:text-indent="0cm" style:auto-text-indent="false">
        <style:tab-stops>
          <style:tab-stop style:position="0.552cm"/>
        </style:tab-stops>
      </style:paragraph-properties>
      <style:text-properties style:font-name="Times New Roman" fo:font-size="12pt" style:font-size-asian="12pt" style:font-size-complex="12pt"/>
    </style:style>
    <style:style style:name="P20" style:family="paragraph" style:parent-style-name="Table_20_Contents" style:list-style-name="L2">
      <style:paragraph-properties fo:line-height="150%" fo:text-align="justify" style:justify-single-word="false" style:shadow="none"/>
    </style:style>
    <style:style style:name="P21" style:family="paragraph" style:parent-style-name="Table_20_Contents" style:list-style-name="L2">
      <style:paragraph-properties fo:line-height="150%" fo:text-align="justify" style:justify-single-word="false" style:shadow="none"/>
      <style:text-properties fo:font-size="11pt" style:font-size-asian="11pt" style:font-size-complex="11pt"/>
    </style:style>
    <style:style style:name="P22" style:family="paragraph" style:parent-style-name="Table_20_Contents" style:list-style-name="L2">
      <style:paragraph-properties fo:line-height="150%" fo:text-align="justify" style:justify-single-word="false" style:shadow="none"/>
      <style:text-properties fo:font-size="11pt" fo:font-weight="bold" style:font-size-asian="11pt" style:font-weight-asian="bold" style:font-size-complex="11pt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1pt" fo:font-style="italic" style:font-size-asian="11pt" style:font-style-asian="italic" style:font-size-complex="11pt" style:font-style-complex="italic"/>
    </style:style>
    <style:style style:name="T4" style:family="text">
      <style:text-properties style:font-name="Times New Roman" style:font-size-complex="12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row>
          <table:table-cell office:value-type="string">
            <text:p text:style-name="P6">Politechnika Gdańska</text:p>
            <text:p text:style-name="P6">Wydział Elektroniki, Telekomunikacji i Informatyki </text:p>
            <text:p text:style-name="P6">Katedra Architektury Systemów Komputerowych</text:p>
          </table:table-cell>
          <table:table-cell office:value-type="string">
            <text:p text:style-name="P7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Piotr Kunowski</text:p>
      <text:p text:style-name="Standard"/>
      <text:p text:style-name="Standard"/>
      <text:p text:style-name="Standard"/>
      <text:p text:style-name="Standard"/>
      <text:p text:style-name="P5">Konspekt pracy magisterskiej</text:p>
      <text:p text:style-name="Standard"/>
      <text:p text:style-name="Standard"/>
      <text:p text:style-name="Standard"/>
      <text:p text:style-name="Standard">Temat pracy:</text:p>
      <text:p text:style-name="Standard"/>
      <text:p text:style-name="P2">Wizualizacja ontologi zapisanych w języku OWL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Opiekun pracy :<text:line-break/><text:tab/>dr inż. Piotr Szpryngier</text:p>
      <text:p text:style-name="P4">Konsultant pracy:</text:p>
      <text:p text:style-name="P4"><text:tab/>mgr inż. Tomasz Boiński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1">Gdańsk, 17 stycznia 2010</text:p>
      <text:p text:style-name="P8"/>
      <text:list xml:id="list187838407" text:style-name="L1">
        <text:list-item>
          <text:p text:style-name="P15"><text:soft-page-break/>Kontekst pracy</text:p>
        </text:list-item>
      </text:list>
      <text:p text:style-name="P3"><text:tab/>Dzięki rozwojowi techniki komputerowej oraz Internetu dyski na całym świecie są w stanie dostarczyć nam wszelkiej wiedzy. Obecnie nie mamy problemu z brakiem wiedzy, ale z efektywnym jej wyszukiwaniem. Konieczne jest tworzenie autonomicznych systemów klasyfikacji i kategoryzacji pojęć. Podkreśla się fakt, iż najlepszym sposobem przechowywania wiedzy są systemy zapisujące wiedzę w sposób zrozumiały zarówno dla człowieka jak i dla komputera. Jednym z takich sposobów reprezentacji wiedzy są ontologie. </text:p>
      <text:p text:style-name="P9"><text:tab/>Ontologie dość szybko zyskały uznanie wśród badaczy z zakresu medycyny oraz bezpieczeństwa narodowego. Do najbardziej znanych przedsięwzięć zalicz się OBO Foundry, czyli Open Biomedical Ontologies. Ontologia ta jest solidną bazą danych pojęć związanych z medycyną i bioinżynierią.</text:p>
      <text:p text:style-name="P9"><text:s/><text:tab/>Zainteresowanie ontologiami spowodowało zapotrzebowanie na narzędzia służące do tworzenia, edycji i zapisu ontologii. Narzędzia te posiadają wiele innych funkcji, np.: opcja pracy grupowej, wersjonowanie, czy wizualizację ontologii. </text:p>
      <text:p text:style-name="P13"><text:tab/>Praca będzie dotyczyć sposobów graficznej prezentacji ontologii. Temat uwzględnia analizę sposobów wizualizowania oraz narzędzi temu służących. </text:p>
      <text:list xml:id="list1973538477" text:continue-numbering="true" text:style-name="L1">
        <text:list-item>
          <text:p text:style-name="P16">Motywacje 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18"><text:s/><text:tab/>Autor podjął temat ze względu na dynamiczny rozwój systemów z bazami wiedzy. Ciągły postęp w tej dziedzinie wymaga stosowania nowych i systemów klasyfikacji i kategoryzacji przechowywanej wiedzy. Zdaniem autora przeprowadzenie badań w tej dziedzinie może być źródłem ciekawych doświadczeń z zakresu inżynierii wiedzy.</text:p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6">Cel pracy </text:p>
        </text:list-item>
      </text:list>
      <text:p text:style-name="P13"><text:tab/>Celem pracy jest zaprojektowanie i zaimplementowanie biblioteki do wizualizacji ontologi zapisanych w języku OWL (<text:span text:style-name="T1">ang. Web Ontology Language</text:span>). Autor dokona przeglądu dostępnych tego typu narzędzi pod kątem sposobu i estetyki wizualizacji. Po czym zaprojektuje wizualizację każdego z elementów ontologii oraz przeprowadzić test wizualny dla swojego projektu. W kolejnym etapie pracy autor dokona analiza obiektowej tworzonej biblioteki. Ostatnim etapem pracy będzie zaimplementowanie i przetestowanie utworzonego rozwiązania. </text:p>
      <text:list xml:id="list1403182057" text:continue-numbering="true" text:style-name="L1">
        <text:list-item>
          <text:p text:style-name="P16">Środki implementacyjne.</text:p>
        </text:list-item>
      </text:list>
      <text:p text:style-name="P10"><text:tab/>Ze względu na wymagania projektowe <text:s/>oraz doświadczenie zawodowe biblioteka zostanie napisana w języku programowania JAVA 1.6 wykorzystując środowisko programistyczne Eclipse. W projekcie zostaną użyte następujące biblioteki:</text:p>
      <text:p text:style-name="P12"><text:span text:style-name="T2">Prefuse – elastyczny pakiet dostarczający programiście narzędzia do przechowywania danych, manipulowania nimi oraz ich interaktywnej wizualizacji. Bibliotek została napisana w języku JAVA i posiada licencję BSD (</text:span><text:span text:style-name="T3">ang. Berkeley Software Distribution License</text:span><text:span text:style-name="T2">).</text:span></text:p>
      <text:p text:style-name="P12"><text:span text:style-name="T2">OWLAPI – interfejs dla języka OWL, zapierający klasy i metody pozwalający na wczytanie, zapisanie </text:span><text:soft-page-break/><text:span text:style-name="T2">plików ontologii oraz edycję składowych tych ontologi. Biblioteka ta jest zaimplementowana w języku JAVA i udostępniona na licencji LGPL (</text:span><text:span text:style-name="T3">ang. GNU Lesser General Public License</text:span><text:span text:style-name="T2">).</text:span></text:p>
      <text:list xml:id="list1053892309" text:continue-numbering="true" text:style-name="L1">
        <text:list-item>
          <text:list>
            <text:list-header>
              <text:p text:style-name="P19"><text:span text:style-name="T2"><text:s/><text:tab/><text:tab/>Jednym z etapów prac implementacyjnych będzie wdrożenie napisanej biblioteki do uczelnianego systemu OCS (</text:span><text:span text:style-name="T3">ang. Ontology Creation System</text:span><text:span text:style-name="T2">). </text:span></text:p>
            </text:list-header>
          </text:list>
        </text:list-item>
        <text:list-item>
          <text:p text:style-name="P17">Rozdziały</text:p>
        </text:list-item>
      </text:list>
      <text:p text:style-name="P14"><text:span text:style-name="T4"><text:tab/></text:span>Poniżej zostały przedstawione proponowany podział pracy na rozdziały wraz z opisem zawartości tych rozdziałów. </text:p>
      <text:list xml:id="list1879560047" text:style-name="L2">
        <text:list-item>
          <text:p text:style-name="P20">Wstęp</text:p>
          <text:p text:style-name="P21">We wstępie autor opisze motywacje i zakres wykonanych prac.</text:p>
        </text:list-item>
        <text:list-item>
          <text:p text:style-name="P22">Ontologie i OWL</text:p>
          <text:p text:style-name="P21">W tym rozdziale autor poda definicję ontologi, wyjaśni czym są ontologie w systemach komputerowych i gdzie są wykorzystywane. Przedstawione zostaną sposoby zapisu ontologi. Autor omówi język OWL oraz przedstawi jego wersje. </text:p>
        </text:list-item>
        <text:list-item>
          <text:p text:style-name="P22">Przegląd istniejących rozwiązań</text:p>
          <text:p text:style-name="P21">Autor dokona przeglądu istniejących rozwiązań w dziedzinie wizualizacji ontologi, przeanalizuje je pod względem sposobu wizualizacji poszczególnych elementów ontologi jak i również estetyki wizualizacji całej ontologii. W toku badań autor dokona oceny powyższych rozwiązań.</text:p>
        </text:list-item>
        <text:list-item>
          <text:p text:style-name="P22">Projekt wizualizacji</text:p>
          <text:p text:style-name="P21">Posiadając wiedzę o dostępnych sposobach wizualizacji autor zaprojektuje modele prezentacji graficznej ontologii. Przedstawi graficznie metodę wizualizacji wszystkich elementów języka OWL DL oraz uzasadni słuszność swojego rozwiązania. W celu potwierdzenia poprawności zaprojektowanego rozwiązania autor <text:s/>dokona wizualizacji wybranej ontologi. </text:p>
        </text:list-item>
        <text:list-item>
          <text:p text:style-name="P22">Analiza Obiektowa</text:p>
          <text:p text:style-name="P21">Autor przedstawi model logiczny projektowanej biblioteki. Dokona analiza obiektowej biblioteki w ramach której zostanie przedstawiony diagram pakietów oraz diagramy klas. Zarówno każdy z pakietów jak i każda z klas zostanie szczegółowo opisana. Zaprojektowany i opisany zostanie również format plików konfiguracyjnych. </text:p>
        </text:list-item>
        <text:list-item>
          <text:p text:style-name="P22">Implementacja, testowanie i wdrożenie.</text:p>
          <text:p text:style-name="P21">Rozdział ten będzie zawierał informacje o sposobie i podejściu autora do implementacji. Przedstawienie architektury i możliwość wykorzystanych <text:s/>w implementacji biblioteki Prefuse oraz OWLAPI. Pokazany zostanie również sposób testowania i raport z testów napisanej biblioteki. W tym rozdziale autor opisze sposób wdrożenia biblioteki do systemu OCS (<text:span text:style-name="T1">ang. Ontology Creation System)</text:span>. </text:p>
        </text:list-item>
        <text:list-item>
          <text:p text:style-name="P22">Podsumowanie</text:p>
          <text:p text:style-name="P21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AlArabiya" svg:font-family="AlArabiya" style:font-pitch="variable"/>
    <style:font-face style:name="AlMateen" svg:font-family="AlMatee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DejaVu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1-14T20:03:49</meta:creation-date>
    <dc:date>2010-01-19T18:33:47</dc:date>
    <meta:editing-duration>PT48H28M57S</meta:editing-duration>
    <meta:editing-cycles>11</meta:editing-cycles>
    <meta:generator>OpenOffice.org/3.0$Linux OpenOffice.org_project/300m15$Build-9379</meta:generator>
    <meta:print-date>2010-01-17T15:01:53</meta:print-date>
    <meta:document-statistic meta:table-count="1" meta:image-count="0" meta:object-count="0" meta:page-count="3" meta:paragraph-count="40" meta:word-count="659" meta:character-count="5169"/>
    <meta:user-defined meta:name="Informacja 1"/>
    <meta:user-defined meta:name="Informacja 2"/>
    <meta:user-defined meta:name="Informacja 3"/>
    <meta:user-defined meta:name="Informacja 4"/>
  </office:meta>
</office:document-meta>
</file>